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2.152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sort" table:style-name="ta1">
        <table:shapes>
          <draw:frame draw:z-index="0" draw:style-name="gr1" draw:text-style-name="P1" svg:width="16.006cm" svg:height="9.006cm" svg:x="15.862cm" svg:y="3.337cm">
            <draw:object draw:notify-on-update-of-ranges="mergesort.A2:mergesort.A11 mergesort.B1:mergesort.B1 mergesort.B2:mergesort.B11 mergesort.A2:mergesort.A11 mergesort.D1:mergesort.D1 mergesort.D2:mergesort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Tam. Caso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12" calcext:value-type="float">
            <text:p>1212</text:p>
          </table:table-cell>
          <table:table-cell table:formula="of:=[.B2]/([.A2]*LOG([.A2]))" office:value-type="float" office:value="0.0303" calcext:value-type="float">
            <text:p>0,0303</text:p>
          </table:table-cell>
          <table:table-cell table:formula="of:=[.A2]*LOG([.A2]) * [.C$13]" office:value-type="float" office:value="954.528877907868" calcext:value-type="float">
            <text:p>954,5288779078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50" calcext:value-type="float">
            <text:p>2250</text:p>
          </table:table-cell>
          <table:table-cell table:formula="of:=[.B3]/([.A3]*LOG([.A3]))" office:value-type="float" office:value="0.0261565253237981" calcext:value-type="float">
            <text:p>0,026156525323798</text:p>
          </table:table-cell>
          <table:table-cell table:formula="of:=[.A3]*LOG([.A3]) * [.C$13]" office:value-type="float" office:value="2052.72866780461" calcext:value-type="float">
            <text:p>2052,7286678046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888" calcext:value-type="float">
            <text:p>2888</text:p>
          </table:table-cell>
          <table:table-cell table:formula="of:=[.B4]/([.A4]*LOG([.A4]))" office:value-type="float" office:value="0.0215019118736588" calcext:value-type="float">
            <text:p>0,021501911873659</text:p>
          </table:table-cell>
          <table:table-cell table:formula="of:=[.A4]*LOG([.A4]) * [.C$13]" office:value-type="float" office:value="3205.15614564377" calcext:value-type="float">
            <text:p>3205,1561456437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231" calcext:value-type="float">
            <text:p>4231</text:p>
          </table:table-cell>
          <table:table-cell table:formula="of:=[.B5]/([.A5]*LOG([.A5]))" office:value-type="float" office:value="0.0229842723039944" calcext:value-type="float">
            <text:p>0,022984272303994</text:p>
          </table:table-cell>
          <table:table-cell table:formula="of:=[.A5]*LOG([.A5]) * [.C$13]" office:value-type="float" office:value="4392.79915958697" calcext:value-type="float">
            <text:p>4392,799159586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281" calcext:value-type="float">
            <text:p>5281</text:p>
          </table:table-cell>
          <table:table-cell table:formula="of:=[.B6]/([.A6]*LOG([.A6]))" office:value-type="float" office:value="0.0224772662737873" calcext:value-type="float">
            <text:p>0,022477266273787</text:p>
          </table:table-cell>
          <table:table-cell table:formula="of:=[.A6]*LOG([.A6]) * [.C$13]" office:value-type="float" office:value="5606.62820695199" calcext:value-type="float">
            <text:p>5606,6282069519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494" calcext:value-type="float">
            <text:p>6494</text:p>
          </table:table-cell>
          <table:table-cell table:formula="of:=[.B7]/([.A7]*LOG([.A7]))" office:value-type="float" office:value="0.0226517177171073" calcext:value-type="float">
            <text:p>0,022651717717107</text:p>
          </table:table-cell>
          <table:table-cell table:formula="of:=[.A7]*LOG([.A7]) * [.C$13]" office:value-type="float" office:value="6841.32502725417" calcext:value-type="float">
            <text:p>6841,3250272541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7972" calcext:value-type="float">
            <text:p>7972</text:p>
          </table:table-cell>
          <table:table-cell table:formula="of:=[.B8]/([.A8]*LOG([.A8]))" office:value-type="float" office:value="0.0235053477442903" calcext:value-type="float">
            <text:p>0,02350534774429</text:p>
          </table:table-cell>
          <table:table-cell table:formula="of:=[.A8]*LOG([.A8]) * [.C$13]" office:value-type="float" office:value="8093.37549210474" calcext:value-type="float">
            <text:p>8093,3754921047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9167" calcext:value-type="float">
            <text:p>9167</text:p>
          </table:table-cell>
          <table:table-cell table:formula="of:=[.B9]/([.A9]*LOG([.A9]))" office:value-type="float" office:value="0.0233704664413675" calcext:value-type="float">
            <text:p>0,023370466441368</text:p>
          </table:table-cell>
          <table:table-cell table:formula="of:=[.A9]*LOG([.A9]) * [.C$13]" office:value-type="float" office:value="9360.28196712945" calcext:value-type="float">
            <text:p>9360,2819671294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9725" calcext:value-type="float">
            <text:p>9725</text:p>
          </table:table-cell>
          <table:table-cell table:formula="of:=[.B10]/([.A10]*LOG([.A10]))" office:value-type="float" office:value="0.0218107117989636" calcext:value-type="float">
            <text:p>0,021810711798964</text:p>
          </table:table-cell>
          <table:table-cell table:formula="of:=[.A10]*LOG([.A10]) * [.C$13]" office:value-type="float" office:value="10640.1769726918" calcext:value-type="float">
            <text:p>10640,176972691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937" calcext:value-type="float">
            <text:p>11937</text:p>
          </table:table-cell>
          <table:table-cell table:formula="of:=[.B11]/([.A11]*LOG([.A11]))" office:value-type="float" office:value="0.023874" calcext:value-type="float">
            <text:p>0,023874</text:p>
          </table:table-cell>
          <table:table-cell table:formula="of:=[.A11]*LOG([.A11]) * [.C$13]" office:value-type="float" office:value="11931.6109738484" calcext:value-type="float">
            <text:p>11931,6109738484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K promedio</text:p>
          </table:table-cell>
          <table:table-cell table:formula="of:=AVERAGE([.C2:.C12])" office:value-type="float" office:value="0.0238632219476967" calcext:value-type="float">
            <text:p>0,023863221947697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2:24:45.7852903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9T13:04:31.532685104</dc:date>
    <meta:editing-duration>PT54M47S</meta:editing-duration>
    <meta:editing-cycles>3</meta:editing-cycles>
    <meta:generator>LibreOffice/6.4.7.2$Linux_X86_64 LibreOffice_project/4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scatter" chart:style-name="ch1">
        <chart:legend chart:legend-position="end" svg:x="10.668cm" svg:y="3.756cm" style:legend-expansion="high" chart:style-name="ch2"/>
        <chart:plot-area chart:style-name="ch3" table:cell-range-address="mergesort.A2:mergesort.B11 mergesort.B1:mergesort.B1 mergesort.D1:mergesort.D11" chart:data-source-has-labels="row" svg:x="0.32cm" svg:y="0.18cm" svg:width="10.028cm" svg:height="8.647cm">
          <chartooo:coordinate-region svg:x="1.312cm" svg:y="0.38cm" svg:width="8.29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sort.B2:mergesort.B11" chart:label-cell-address="mergesort.B1:mergesort.B1" chart:class="chart:scatter">
            <chart:domain table:cell-range-address="mergesort.A2:mergesort.A11"/>
            <chart:data-point chart:repeated="10"/>
          </chart:series>
          <chart:series chart:style-name="ch7" chart:values-cell-range-address="mergesort.D2:mergesort.D11" chart:label-cell-address="mergesort.D1:mergesort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us)</text:p>
                <draw:g>
                  <svg:desc>mergesort.B1:mergesort.B1</svg:desc>
                </draw:g>
              </table:table-cell>
              <table:table-cell office:value-type="string">
                <text:p>Tiempo teórico estimado= K*f(n)</text:p>
                <draw:g>
                  <svg:desc>mergesort.D1:mergeso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mergesort.A2:mergesort.A11</svg:desc>
                </draw:g>
              </table:table-cell>
              <table:table-cell office:value-type="float" office:value="1212">
                <text:p>1212</text:p>
                <draw:g>
                  <svg:desc>mergesort.B2:mergesort.B11</svg:desc>
                </draw:g>
              </table:table-cell>
              <table:table-cell office:value-type="float" office:value="954.528877907868">
                <text:p>954.528877907868</text:p>
                <draw:g>
                  <svg:desc>mergesort.D2:mergesort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2250">
                <text:p>2250</text:p>
              </table:table-cell>
              <table:table-cell office:value-type="float" office:value="2052.72866780461">
                <text:p>2052.72866780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2888">
                <text:p>2888</text:p>
              </table:table-cell>
              <table:table-cell office:value-type="float" office:value="3205.15614564377">
                <text:p>3205.15614564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4231">
                <text:p>4231</text:p>
              </table:table-cell>
              <table:table-cell office:value-type="float" office:value="4392.79915958697">
                <text:p>4392.79915958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5281">
                <text:p>5281</text:p>
              </table:table-cell>
              <table:table-cell office:value-type="float" office:value="5606.62820695199">
                <text:p>5606.62820695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6494">
                <text:p>6494</text:p>
              </table:table-cell>
              <table:table-cell office:value-type="float" office:value="6841.32502725417">
                <text:p>6841.32502725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7972">
                <text:p>7972</text:p>
              </table:table-cell>
              <table:table-cell office:value-type="float" office:value="8093.37549210474">
                <text:p>8093.37549210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9167">
                <text:p>9167</text:p>
              </table:table-cell>
              <table:table-cell office:value-type="float" office:value="9360.28196712945">
                <text:p>9360.28196712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9725">
                <text:p>9725</text:p>
              </table:table-cell>
              <table:table-cell office:value-type="float" office:value="10640.1769726918">
                <text:p>10640.1769726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1937">
                <text:p>11937</text:p>
              </table:table-cell>
              <table:table-cell office:value-type="float" office:value="11931.6109738484">
                <text:p>11931.6109738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